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Quicksand" svg:font-family="Quicksand" style:font-pitch="variable"/>
    <style:font-face style:name="Quicksand1" svg:font-family="Quicksand" style:font-adornments="Regular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Dash_20__28_Rounded_29_" svg:stroke-color="#000000" svg:stroke-linecap="round" draw:fill="none" draw:textarea-horizontal-align="justify" draw:textarea-vertical-align="middle" draw:auto-grow-height="false" fo:min-height="6.214cm" fo:min-width="11.464cm"/>
    </style:style>
    <style:style style:name="gr3" style:family="graphic" style:parent-style-name="standard" style:list-style-name="L3">
      <style:graphic-properties draw:stroke="none" draw:fill-color="#b7b3ca" draw:textarea-horizontal-align="justify" draw:textarea-vertical-align="top" draw:auto-grow-height="false" fo:min-height="2.005cm" fo:min-width="5.256cm"/>
      <style:paragraph-properties style:writing-mode="lr-tb"/>
    </style:style>
    <style:style style:name="gr4" style:family="graphic" style:parent-style-name="standard" style:list-style-name="L3">
      <style:graphic-properties draw:stroke="none" draw:fill-color="#b7b3ca" draw:textarea-horizontal-align="justify" draw:textarea-vertical-align="top" draw:auto-grow-height="false" fo:min-height="2.006cm" fo:min-width="5.256cm"/>
      <style:paragraph-properties style:writing-mode="lr-tb"/>
    </style:style>
    <style:style style:name="gr5" style:family="graphic" style:parent-style-name="objectwithoutfill">
      <style:graphic-properties svg:stroke-color="#000000" draw:marker-start="" draw:marker-start-width="0.3cm" draw:marker-end="" draw:marker-end-width="0.3cm" draw:fill="none" draw:textarea-vertical-align="middle"/>
      <style:paragraph-properties style:writing-mode="lr-tb"/>
    </style:style>
    <style:style style:name="gr6" style:family="graphic" style:parent-style-name="standard" style:list-style-name="L3">
      <style:graphic-properties draw:stroke="none" svg:stroke-color="#000000" draw:fill-color="#8e86ae" draw:textarea-horizontal-align="justify" draw:textarea-vertical-align="middle" draw:auto-grow-height="false" fo:min-height="0.458cm" fo:min-width="2.682cm"/>
      <style:paragraph-properties style:writing-mode="lr-tb"/>
    </style:style>
    <style:style style:name="gr7" style:family="graphic" style:parent-style-name="standard" style:list-style-name="L3">
      <style:graphic-properties draw:stroke="none" draw:textarea-horizontal-align="justify" draw:textarea-vertical-align="top" draw:auto-grow-height="false" fo:min-height="2.457cm" fo:min-width="4.708cm"/>
      <style:paragraph-properties style:writing-mode="lr-tb"/>
    </style:style>
    <style:style style:name="gr8" style:family="graphic" style:parent-style-name="standard" style:list-style-name="L3">
      <style:graphic-properties draw:stroke="none" draw:textarea-horizontal-align="justify" draw:textarea-vertical-align="top" draw:auto-grow-height="false" fo:min-height="2.457cm" fo:min-width="4.207cm"/>
      <style:paragraph-properties style:writing-mode="lr-tb"/>
    </style:style>
    <style:style style:name="gr9" style:family="graphic" style:parent-style-name="standard" style:list-style-name="L3">
      <style:graphic-properties draw:stroke="none" draw:textarea-horizontal-align="justify" draw:textarea-vertical-align="top" draw:auto-grow-height="false" fo:min-height="2.457cm" fo:min-width="5.208cm"/>
      <style:paragraph-properties style:writing-mode="lr-tb"/>
    </style:style>
    <style:style style:name="gr10" style:family="graphic" style:parent-style-name="standard" style:list-style-name="L3">
      <style:graphic-properties draw:stroke="none" draw:textarea-horizontal-align="justify" draw:textarea-vertical-align="top" draw:auto-grow-height="false" fo:min-height="2.457cm" fo:min-width="4.205cm"/>
      <style:paragraph-properties style:writing-mode="lr-tb"/>
    </style:style>
    <style:style style:name="gr11" style:family="graphic" style:parent-style-name="objectwithoutfill">
      <style:graphic-properties draw:stroke="dash" draw:stroke-dash="Dot_20__28_Rounded_29_" svg:stroke-width="0.1cm" svg:stroke-color="#5983b0" draw:marker-start="Arrowheads_20_1" draw:marker-start-width="0.45cm" draw:marker-end="Arrowheads_20_2" draw:marker-end-width="0.45cm" svg:stroke-linecap="round" draw:fill="none" draw:textarea-vertical-align="middle" fo:padding-top="0.175cm" fo:padding-bottom="0.175cm" fo:padding-left="0.3cm" fo:padding-right="0.3cm"/>
      <style:paragraph-properties style:writing-mode="lr-tb"/>
    </style:style>
    <style:style style:name="gr12" style:family="graphic" style:parent-style-name="objectwithoutfill">
      <style:graphic-properties draw:stroke="dash" draw:stroke-dash="Dot_20__28_Rounded_29_" svg:stroke-width="0.1cm" svg:stroke-color="#5983b0" draw:marker-start="Arrowheads_20_1" draw:marker-start-width="0.45cm" draw:marker-end="" draw:marker-end-width="0.45cm" svg:stroke-linecap="round" draw:fill="none" draw:textarea-vertical-align="middle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draw:stroke="none" draw:fill="none" draw:auto-grow-width="true" fo:min-height="0.007cm"/>
      <style:paragraph-properties style:writing-mode="lr-tb"/>
    </style:style>
    <style:style style:name="gr14" style:family="graphic" style:parent-style-name="standard">
      <style:graphic-properties draw:stroke="none" draw:fill="none" draw:auto-grow-height="true" draw:auto-grow-width="true" draw:fit-to-size="false" style:shrink-to-fit="true" fo:min-height="0cm" fo:min-width="6.051cm"/>
      <style:paragraph-properties style:writing-mode="lr-tb"/>
    </style:style>
    <style:style style:name="gr15" style:family="graphic" style:parent-style-name="standard">
      <style:graphic-properties draw:stroke="none" draw:fill="none" fo:min-height="0.531cm"/>
      <style:paragraph-properties style:writing-mode="lr-tb"/>
    </style:style>
    <style:style style:name="gr16" style:family="graphic" style:parent-style-name="standard" style:list-style-name="L3">
      <style:graphic-properties draw:stroke="none" draw:fill-color="#81aca6" draw:textarea-horizontal-align="justify" draw:textarea-vertical-align="top" draw:auto-grow-height="false" fo:min-height="1.462cm" fo:min-width="6.712cm"/>
      <style:paragraph-properties style:writing-mode="lr-tb"/>
    </style:style>
    <style:style style:name="gr17" style:family="graphic" style:parent-style-name="standard" style:list-style-name="L3">
      <style:graphic-properties draw:stroke="none" svg:stroke-color="#000000" draw:fill-color="#8e86ae" draw:textarea-horizontal-align="justify" draw:textarea-vertical-align="middle" draw:auto-grow-height="false" fo:min-height="0.458cm" fo:min-width="2.682cm"/>
      <style:paragraph-properties style:writing-mode="lr-tb"/>
    </style:style>
    <style:style style:name="gr18" style:family="graphic" style:parent-style-name="standard" style:list-style-name="L3">
      <style:graphic-properties draw:stroke="none" svg:stroke-color="#000000" draw:fill-color="#5983b0" draw:textarea-horizontal-align="justify" draw:textarea-vertical-align="middle" draw:auto-grow-height="false" fo:min-height="0.458cm" fo:min-width="2.682cm"/>
      <style:paragraph-properties style:writing-mode="lr-tb"/>
    </style:style>
    <style:style style:name="gr19" style:family="graphic" style:parent-style-name="standard" style:list-style-name="L3">
      <style:graphic-properties draw:stroke="none" svg:stroke-color="#000000" draw:fill-color="#5983b0" draw:textarea-horizontal-align="justify" draw:textarea-vertical-align="middle" draw:auto-grow-height="false" fo:min-height="0.458cm" fo:min-width="2.682cm"/>
      <style:paragraph-properties style:writing-mode="lr-tb"/>
    </style:style>
    <style:style style:name="gr20" style:family="graphic" style:parent-style-name="standard" style:list-style-name="L3">
      <style:graphic-properties draw:stroke="none" svg:stroke-color="#000000" draw:fill-color="#5983b0" draw:textarea-horizontal-align="justify" draw:textarea-vertical-align="middle" draw:auto-grow-height="false" fo:min-height="0.458cm" fo:min-width="2.682cm"/>
      <style:paragraph-properties style:writing-mode="lr-tb"/>
    </style:style>
    <style:style style:name="gr21" style:family="graphic" style:parent-style-name="standard" style:list-style-name="L3">
      <style:graphic-properties draw:stroke="none" svg:stroke-color="#000000" draw:fill-color="#5983b0" draw:textarea-horizontal-align="justify" draw:textarea-vertical-align="middle" draw:auto-grow-height="false" fo:min-height="0.458cm" fo:min-width="2.682cm"/>
      <style:paragraph-properties style:writing-mode="lr-tb"/>
    </style:style>
    <style:style style:name="gr22" style:family="graphic" style:parent-style-name="standard" style:list-style-name="L3">
      <style:graphic-properties draw:stroke="none" svg:stroke-color="#000000" draw:fill-color="#50938a" draw:textarea-horizontal-align="justify" draw:textarea-vertical-align="middle" draw:auto-grow-height="false" fo:min-height="0.458cm" fo:min-width="2.682cm"/>
      <style:paragraph-properties style:writing-mode="lr-tb"/>
    </style:style>
    <style:style style:name="gr23" style:family="graphic" style:parent-style-name="standard" style:list-style-name="L3">
      <style:graphic-properties draw:stroke="none" draw:fill-color="#81aca6" draw:textarea-horizontal-align="justify" draw:textarea-vertical-align="top" draw:auto-grow-height="false" fo:min-height="1.48cm" fo:min-width="7.23cm"/>
      <style:paragraph-properties style:writing-mode="lr-tb"/>
    </style:style>
    <style:style style:name="gr24" style:family="graphic" style:parent-style-name="standard" style:list-style-name="L3">
      <style:graphic-properties draw:stroke="none" svg:stroke-color="#000000" draw:fill-color="#50938a" draw:textarea-horizontal-align="justify" draw:textarea-vertical-align="middle" draw:auto-grow-height="false" fo:min-height="0.458cm" fo:min-width="2.682cm"/>
      <style:paragraph-properties style:writing-mode="lr-tb"/>
    </style:style>
    <style:style style:name="gr25" style:family="graphic" style:parent-style-name="standard">
      <style:graphic-properties draw:stroke="none" draw:fill="none" fo:min-height="0.061cm"/>
      <style:paragraph-properties style:writing-mode="lr-tb"/>
    </style:style>
    <style:style style:name="gr26" style:family="graphic" style:parent-style-name="objectwithoutfill">
      <style:graphic-properties draw:stroke="solid" draw:stroke-dash="Dot_20__28_Rounded_29_" svg:stroke-width="0.1cm" svg:stroke-color="#5983b0" draw:marker-start="Arrowheads_20_1" draw:marker-start-width="0.45cm" draw:marker-end="Arrowheads_20_2" draw:marker-end-width="0.45cm" svg:stroke-linecap="round" draw:fill="none" draw:textarea-vertical-align="middle" fo:padding-top="0.175cm" fo:padding-bottom="0.175cm" fo:padding-left="0.3cm" fo:padding-right="0.3cm"/>
      <style:paragraph-properties style:writing-mode="lr-tb"/>
    </style:style>
    <style:style style:name="gr27" style:family="graphic" style:parent-style-name="objectwithoutfill">
      <style:graphic-properties draw:stroke="solid" draw:stroke-dash="Dot_20__28_Rounded_29_" svg:stroke-width="0.1cm" svg:stroke-color="#5983b0" draw:marker-start="" draw:marker-start-width="0.45cm" draw:marker-end="Arrowheads_20_2" draw:marker-end-width="0.45cm" svg:stroke-linecap="round" draw:fill="none" draw:textarea-vertical-align="middle" fo:padding-top="0.175cm" fo:padding-bottom="0.175cm" fo:padding-left="0.3cm" fo:padding-right="0.3cm"/>
      <style:paragraph-properties style:writing-mode="lr-tb"/>
    </style:style>
    <style:style style:name="gr28" style:family="graphic" style:parent-style-name="standard" style:list-style-name="L3">
      <style:graphic-properties draw:stroke="none" draw:fill-color="#77bc65" draw:textarea-horizontal-align="justify" draw:textarea-vertical-align="top" draw:auto-grow-height="false" fo:min-height="1.207cm" fo:min-width="12.156cm"/>
      <style:paragraph-properties style:writing-mode="lr-tb"/>
    </style:style>
    <style:style style:name="gr29" style:family="graphic" style:parent-style-name="standard" style:list-style-name="L3">
      <style:graphic-properties draw:stroke="none" svg:stroke-color="#000000" draw:fill-color="#3faf46" draw:textarea-horizontal-align="justify" draw:textarea-vertical-align="middle" draw:auto-grow-height="false" fo:min-height="0.458cm" fo:min-width="2.682cm"/>
      <style:paragraph-properties style:writing-mode="lr-tb"/>
    </style:style>
    <style:style style:name="gr30" style:family="graphic" style:parent-style-name="objectwithoutfill">
      <style:graphic-properties draw:stroke="solid" draw:stroke-dash="Dot_20__28_Rounded_29_" svg:stroke-width="0.2cm" svg:stroke-color="#3faf46" draw:marker-start="Arrowheads_20_1" draw:marker-start-width="0.6cm" draw:marker-end="Arrowheads_20_2" draw:marker-end-width="0.6cm" svg:stroke-linecap="round" draw:fill="none" draw:textarea-vertical-align="middle" fo:padding-top="0.225cm" fo:padding-bottom="0.225cm" fo:padding-left="0.35cm" fo:padding-right="0.35cm"/>
      <style:paragraph-properties style:writing-mode="lr-tb"/>
    </style:style>
    <style:style style:name="gr31" style:family="graphic" style:parent-style-name="standard">
      <style:graphic-properties draw:stroke="none" draw:fill="none" draw:fill-color="#77bc65" fo:min-height="1.059cm"/>
      <style:paragraph-properties style:writing-mode="lr-tb"/>
    </style:style>
    <style:style style:name="gr32" style:family="graphic" style:parent-style-name="standard" style:list-style-name="L3">
      <style:graphic-properties draw:stroke="none" draw:fill-color="#81aca6" draw:textarea-horizontal-align="justify" draw:textarea-vertical-align="top" draw:auto-grow-height="false" fo:min-height="1.462cm" fo:min-width="2.712cm"/>
      <style:paragraph-properties style:writing-mode="lr-tb"/>
    </style:style>
    <style:style style:name="gr33" style:family="graphic" style:parent-style-name="standard" style:list-style-name="L3">
      <style:graphic-properties draw:stroke="none" draw:fill-color="#81aca6" draw:textarea-horizontal-align="justify" draw:textarea-vertical-align="top" draw:auto-grow-height="false" fo:min-height="1.462cm" fo:min-width="2.712cm"/>
      <style:paragraph-properties style:writing-mode="lr-tb"/>
    </style:style>
    <style:style style:name="gr34" style:family="graphic" style:parent-style-name="standard" style:list-style-name="L3">
      <style:graphic-properties draw:stroke="none" draw:fill-color="#b7b3ca" draw:textarea-horizontal-align="justify" draw:textarea-vertical-align="top" draw:auto-grow-height="false" fo:min-height="2.005cm" fo:min-width="5.256cm"/>
      <style:paragraph-properties style:writing-mode="lr-tb"/>
    </style:style>
    <style:style style:name="gr35" style:family="graphic" style:parent-style-name="standard" style:list-style-name="L3">
      <style:graphic-properties draw:stroke="none" draw:fill-color="#b7b3ca" draw:textarea-horizontal-align="justify" draw:textarea-vertical-align="top" draw:auto-grow-height="false" fo:min-height="2.006cm" fo:min-width="5.256cm"/>
      <style:paragraph-properties style:writing-mode="lr-tb"/>
    </style:style>
    <style:style style:name="gr36" style:family="graphic" style:parent-style-name="standard" style:list-style-name="L3">
      <style:graphic-properties draw:stroke="none" svg:stroke-color="#000000" draw:fill-color="#8e86ae" draw:textarea-horizontal-align="justify" draw:textarea-vertical-align="middle" draw:auto-grow-height="false" fo:min-height="0.458cm" fo:min-width="2.682cm"/>
      <style:paragraph-properties style:writing-mode="lr-tb"/>
    </style:style>
    <style:style style:name="gr37" style:family="graphic" style:parent-style-name="standard" style:list-style-name="L3">
      <style:graphic-properties draw:stroke="none" draw:textarea-horizontal-align="justify" draw:textarea-vertical-align="top" draw:auto-grow-height="false" fo:min-height="2.457cm" fo:min-width="4.708cm"/>
      <style:paragraph-properties style:writing-mode="lr-tb"/>
    </style:style>
    <style:style style:name="gr38" style:family="graphic" style:parent-style-name="standard" style:list-style-name="L3">
      <style:graphic-properties draw:stroke="none" draw:textarea-horizontal-align="justify" draw:textarea-vertical-align="top" draw:auto-grow-height="false" fo:min-height="2.457cm" fo:min-width="4.207cm"/>
      <style:paragraph-properties style:writing-mode="lr-tb"/>
    </style:style>
    <style:style style:name="gr39" style:family="graphic" style:parent-style-name="standard" style:list-style-name="L3">
      <style:graphic-properties draw:stroke="none" draw:textarea-horizontal-align="justify" draw:textarea-vertical-align="top" draw:auto-grow-height="false" fo:min-height="2.457cm" fo:min-width="11.206cm"/>
      <style:paragraph-properties style:writing-mode="lr-tb"/>
    </style:style>
    <style:style style:name="gr40" style:family="graphic" style:parent-style-name="standard" style:list-style-name="L3">
      <style:graphic-properties draw:stroke="none" draw:fill-color="#81aca6" draw:textarea-horizontal-align="justify" draw:textarea-vertical-align="top" draw:auto-grow-height="false" fo:min-height="1.462cm" fo:min-width="6.712cm"/>
      <style:paragraph-properties style:writing-mode="lr-tb"/>
    </style:style>
    <style:style style:name="gr41" style:family="graphic" style:parent-style-name="standard" style:list-style-name="L3">
      <style:graphic-properties draw:stroke="none" svg:stroke-color="#000000" draw:fill-color="#8e86ae" draw:textarea-horizontal-align="justify" draw:textarea-vertical-align="middle" draw:auto-grow-height="false" fo:min-height="0.458cm" fo:min-width="2.682cm"/>
      <style:paragraph-properties style:writing-mode="lr-tb"/>
    </style:style>
    <style:style style:name="gr42" style:family="graphic" style:parent-style-name="standard" style:list-style-name="L3">
      <style:graphic-properties draw:stroke="none" svg:stroke-color="#000000" draw:fill-color="#5983b0" draw:textarea-horizontal-align="justify" draw:textarea-vertical-align="middle" draw:auto-grow-height="false" fo:min-height="0.458cm" fo:min-width="2.682cm"/>
      <style:paragraph-properties style:writing-mode="lr-tb"/>
    </style:style>
    <style:style style:name="gr43" style:family="graphic" style:parent-style-name="standard" style:list-style-name="L3">
      <style:graphic-properties draw:stroke="none" svg:stroke-color="#000000" draw:fill-color="#5983b0" draw:textarea-horizontal-align="justify" draw:textarea-vertical-align="middle" draw:auto-grow-height="false" fo:min-height="0.458cm" fo:min-width="2.682cm"/>
      <style:paragraph-properties style:writing-mode="lr-tb"/>
    </style:style>
    <style:style style:name="gr44" style:family="graphic" style:parent-style-name="standard" style:list-style-name="L3">
      <style:graphic-properties draw:stroke="none" svg:stroke-color="#000000" draw:fill-color="#5983b0" draw:textarea-horizontal-align="justify" draw:textarea-vertical-align="middle" draw:auto-grow-height="false" fo:min-height="0.458cm" fo:min-width="2.682cm"/>
      <style:paragraph-properties style:writing-mode="lr-tb"/>
    </style:style>
    <style:style style:name="gr45" style:family="graphic" style:parent-style-name="standard" style:list-style-name="L3">
      <style:graphic-properties draw:stroke="none" svg:stroke-color="#000000" draw:fill-color="#50938a" draw:textarea-horizontal-align="justify" draw:textarea-vertical-align="middle" draw:auto-grow-height="false" fo:min-height="0.458cm" fo:min-width="2.682cm"/>
      <style:paragraph-properties style:writing-mode="lr-tb"/>
    </style:style>
    <style:style style:name="gr46" style:family="graphic" style:parent-style-name="standard" style:list-style-name="L3">
      <style:graphic-properties draw:stroke="none" draw:fill-color="#81aca6" draw:textarea-horizontal-align="justify" draw:textarea-vertical-align="top" draw:auto-grow-height="false" fo:min-height="1.48cm" fo:min-width="7.23cm"/>
      <style:paragraph-properties style:writing-mode="lr-tb"/>
    </style:style>
    <style:style style:name="gr47" style:family="graphic" style:parent-style-name="standard" style:list-style-name="L3">
      <style:graphic-properties draw:stroke="none" svg:stroke-color="#000000" draw:fill-color="#50938a" draw:textarea-horizontal-align="justify" draw:textarea-vertical-align="middle" draw:auto-grow-height="false" fo:min-height="0.458cm" fo:min-width="2.682cm"/>
      <style:paragraph-properties style:writing-mode="lr-tb"/>
    </style:style>
    <style:style style:name="gr48" style:family="graphic" style:parent-style-name="standard" style:list-style-name="L3">
      <style:graphic-properties draw:stroke="none" draw:fill-color="#77bc65" draw:textarea-horizontal-align="justify" draw:textarea-vertical-align="top" draw:auto-grow-height="false" fo:min-height="1.207cm" fo:min-width="12.156cm"/>
      <style:paragraph-properties style:writing-mode="lr-tb"/>
    </style:style>
    <style:style style:name="gr49" style:family="graphic" style:parent-style-name="standard" style:list-style-name="L3">
      <style:graphic-properties draw:stroke="none" svg:stroke-color="#000000" draw:fill-color="#3faf46" draw:textarea-horizontal-align="justify" draw:textarea-vertical-align="middle" draw:auto-grow-height="false" fo:min-height="0.458cm" fo:min-width="2.682cm"/>
      <style:paragraph-properties style:writing-mode="lr-tb"/>
    </style:style>
    <style:style style:name="gr50" style:family="graphic" style:parent-style-name="standard" style:list-style-name="L3">
      <style:graphic-properties draw:stroke="none" draw:fill-color="#81aca6" draw:textarea-horizontal-align="justify" draw:textarea-vertical-align="top" draw:auto-grow-height="false" fo:min-height="1.462cm" fo:min-width="2.712cm"/>
      <style:paragraph-properties style:writing-mode="lr-tb"/>
    </style:style>
    <style:style style:name="gr51" style:family="graphic" style:parent-style-name="standard" style:list-style-name="L3">
      <style:graphic-properties draw:stroke="none" draw:fill-color="#81aca6" draw:textarea-horizontal-align="justify" draw:textarea-vertical-align="top" draw:auto-grow-height="false" fo:min-height="1.462cm" fo:min-width="2.712cm"/>
      <style:paragraph-properties style:writing-mode="lr-tb"/>
    </style:style>
    <style:style style:name="gr52" style:family="graphic" style:parent-style-name="standard" style:list-style-name="L3">
      <style:graphic-properties draw:stroke="none" draw:fill-color="#81aca6" draw:textarea-horizontal-align="justify" draw:textarea-vertical-align="top" draw:auto-grow-height="false" fo:min-height="1.462cm" fo:min-width="2.712cm"/>
      <style:paragraph-properties style:writing-mode="lr-tb"/>
    </style:style>
    <style:style style:name="pr1" style:family="presentation" style:parent-style-name="Default-title" style:list-style-name="L1">
      <style:graphic-properties draw:auto-grow-height="true" fo:min-height="1.072cm"/>
      <style:paragraph-properties style:writing-mode="lr-tb"/>
    </style:style>
    <style:style style:name="pr2" style:family="presentation" style:parent-style-name="Default-outline1">
      <style:graphic-properties fo:min-height="12.1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1.072cm"/>
      <style:paragraph-properties style:writing-mode="lr-tb"/>
    </style:style>
    <style:style style:name="pr5" style:family="presentation" style:parent-style-name="Default-title">
      <style:graphic-properties fo:min-height="1.072cm"/>
      <style:paragraph-properties style:writing-mode="lr-tb"/>
    </style:style>
    <style:style style:name="pr6" style:family="presentation" style:parent-style-name="Default-outline1">
      <style:graphic-properties fo:min-height="12.2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margin-top="0.249cm" fo:margin-bottom="0cm" fo:text-align="start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size="13pt" style:font-size-asian="13pt" style:font-size-complex="13pt"/>
    </style:style>
    <style:style style:name="P6" style:family="paragraph">
      <loext:graphic-properties draw:fill-color="#b7b3ca"/>
      <style:paragraph-properties fo:margin-left="0cm" fo:margin-right="0cm" fo:margin-top="0cm" fo:margin-bottom="0cm" fo:line-height="100%" fo:text-align="start" fo:text-indent="0cm"/>
      <style:text-properties fo:font-size="13pt" style:font-size-asian="13pt" style:font-size-complex="13pt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8" style:family="paragraph">
      <loext:graphic-properties draw:fill-color="#b7b3ca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style:font-name="Quicksand"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-color="#8e86ae"/>
      <style:paragraph-properties fo:margin-left="0cm" fo:margin-right="0cm" fo:margin-top="0cm" fo:margin-bottom="0cm" fo:line-height="100%" fo:text-align="center" fo:text-indent="0cm"/>
      <style:text-properties style:font-name="Quicksand" fo:font-size="10pt" style:font-size-asian="10pt" style:font-size-complex="10pt"/>
    </style:style>
    <style:style style:name="P13" style:family="paragraph">
      <loext:graphic-properties draw:fill="none"/>
      <style:paragraph-properties fo:text-align="end"/>
      <style:text-properties style:font-name="Quicksand" fo:font-size="14pt" style:font-size-asian="14pt" style:font-size-complex="14pt"/>
    </style:style>
    <style:style style:name="P14" style:family="paragraph">
      <loext:graphic-properties draw:fill="none"/>
      <style:paragraph-properties fo:text-align="center"/>
      <style:text-properties style:font-name="Quicksand" fo:font-size="14pt" style:font-size-asian="14pt" style:font-size-complex="14pt"/>
    </style:style>
    <style:style style:name="P15" style:family="paragraph">
      <loext:graphic-properties draw:fill="none"/>
      <style:paragraph-properties fo:text-align="start"/>
      <style:text-properties style:font-name="Quicksand" fo:font-size="14pt" style:font-size-asian="14pt" style:font-size-complex="14pt"/>
    </style:style>
    <style:style style:name="P16" style:family="paragraph">
      <style:paragraph-properties fo:text-align="center"/>
      <style:text-properties fo:font-weight="bold" style:font-weight-asian="bold" style:font-weight-complex="bold"/>
    </style:style>
    <style:style style:name="P17" style:family="paragraph">
      <loext:graphic-properties draw:fill="none"/>
      <style:paragraph-properties fo:text-align="end"/>
      <style:text-properties fo:font-weight="bold" style:font-weight-asian="bold" style:font-weight-complex="bold"/>
    </style:style>
    <style:style style:name="P1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9" style:family="paragraph">
      <style:text-properties fo:font-size="10pt" style:font-size-asian="10pt" style:font-size-complex="10pt"/>
    </style:style>
    <style:style style:name="P20" style:family="paragraph">
      <loext:graphic-properties draw:fill="none"/>
      <style:text-properties fo:font-size="10pt" style:font-size-asian="10pt" style:font-size-complex="10pt"/>
    </style:style>
    <style:style style:name="P21" style:family="paragraph">
      <loext:graphic-properties draw:fill-color="#81aca6"/>
      <style:paragraph-properties fo:margin-left="0cm" fo:margin-right="0cm" fo:margin-top="0cm" fo:margin-bottom="0cm" fo:line-height="100%" fo:text-align="start" fo:text-indent="0cm"/>
      <style:text-properties fo:font-size="13pt" style:font-size-asian="13pt" style:font-size-complex="13pt"/>
    </style:style>
    <style:style style:name="P22" style:family="paragraph">
      <loext:graphic-properties draw:fill-color="#5983b0"/>
      <style:paragraph-properties fo:margin-left="0cm" fo:margin-right="0cm" fo:margin-top="0cm" fo:margin-bottom="0cm" fo:line-height="100%" fo:text-align="center" fo:text-indent="0cm"/>
      <style:text-properties style:font-name="Quicksand" fo:font-size="10pt" style:font-size-asian="10pt" style:font-size-complex="10pt"/>
    </style:style>
    <style:style style:name="P23" style:family="paragraph">
      <loext:graphic-properties draw:fill-color="#50938a"/>
      <style:paragraph-properties fo:margin-left="0cm" fo:margin-right="0cm" fo:margin-top="0cm" fo:margin-bottom="0cm" fo:line-height="100%" fo:text-align="center" fo:text-indent="0cm"/>
      <style:text-properties style:font-name="Quicksand" fo:font-size="10pt" style:font-size-asian="10pt" style:font-size-complex="10pt"/>
    </style:style>
    <style:style style:name="P24" style:family="paragraph">
      <loext:graphic-properties draw:fill-color="#77bc65"/>
      <style:paragraph-properties fo:margin-left="0cm" fo:margin-right="0cm" fo:margin-top="0cm" fo:margin-bottom="0cm" fo:line-height="100%" fo:text-align="start" fo:text-indent="0cm"/>
      <style:text-properties fo:font-size="13pt" style:font-size-asian="13pt" style:font-size-complex="13pt"/>
    </style:style>
    <style:style style:name="P25" style:family="paragraph">
      <loext:graphic-properties draw:fill-color="#3faf46"/>
      <style:paragraph-properties fo:margin-left="0cm" fo:margin-right="0cm" fo:margin-top="0cm" fo:margin-bottom="0cm" fo:line-height="100%" fo:text-align="center" fo:text-indent="0cm"/>
      <style:text-properties style:font-name="Quicksand" fo:font-size="10pt" style:font-size-asian="10pt" style:font-size-complex="10pt"/>
    </style:style>
    <style:style style:name="P26" style:family="paragraph">
      <loext:graphic-properties draw:fill="none" draw:fill-color="#77bc65"/>
    </style:style>
    <style:style style:name="P27" style:family="paragraph">
      <style:paragraph-properties fo:margin-left="0cm" fo:margin-right="0cm" fo:margin-top="0cm" fo:margin-bottom="0cm" fo:line-height="10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28" style:family="paragraph">
      <loext:graphic-properties draw:fill-color="#81aca6"/>
      <style:paragraph-properties fo:margin-left="0cm" fo:margin-right="0cm" fo:margin-top="0cm" fo:margin-bottom="0cm" fo:line-height="10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>
      <style:paragraph-properties fo:margin-left="0cm" fo:margin-right="0cm" fo:margin-top="0.249cm" fo:margin-bottom="0cm" fo:text-indent="0cm"/>
    </style:style>
    <style:style style:name="P30" style:family="paragraph">
      <loext:graphic-properties draw:fill-color="#ffffff"/>
      <style:text-properties fo:font-size="20pt"/>
    </style:style>
    <style:style style:name="T1" style:family="text">
      <style:text-properties style:font-name="Quicksand" fo:font-size="24pt" style:font-size-asian="24pt" style:font-size-complex="24pt"/>
    </style:style>
    <style:style style:name="T2" style:family="text">
      <style:text-properties style:font-name="Quicksand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Quicksand" fo:font-size="13pt" fo:font-weight="bold" style:font-size-asian="13pt" style:font-weight-asian="bold" style:font-size-complex="13pt" style:font-weight-complex="bold"/>
    </style:style>
    <style:style style:name="T4" style:family="text">
      <style:text-properties style:font-name="Quicksand" fo:font-size="10pt" style:font-size-asian="10pt" style:font-size-complex="10pt"/>
    </style:style>
    <style:style style:name="T5" style:family="text">
      <style:text-properties style:font-name="Quicksand" fo:font-size="12pt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Quicksand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Quicksand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Quicksand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9" style:family="text">
      <style:text-properties style:font-name="Quicksand" fo:font-size="14pt" style:font-size-asian="14pt" style:font-size-complex="14pt"/>
    </style:style>
    <style:style style:name="T10" style:family="text">
      <style:text-properties style:font-name="Quicksand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Quicksand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Quicksand" fo:font-size="10pt" fo:font-weight="normal" style:font-size-asian="10pt" style:font-weight-asian="normal" style:font-size-complex="10pt" style:font-weight-complex="normal"/>
    </style:style>
    <style:style style:name="T13" style:family="text">
      <style:text-properties style:font-name="Quicksand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Quicksand1" fo:font-size="16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Quicksand1" fo:font-size="1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2pt" style:font-size-asian="42pt" style:font-size-complex="42pt"/>
    </style:style>
    <style:style style:name="T18" style:family="text">
      <style:text-properties fo:font-size="22pt" fo:font-weight="bold" style:font-size-asian="42pt" style:font-weight-asian="bold" style:font-size-complex="42pt" style:font-weight-complex="bold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Quicksand1" fo:font-size="16pt" fo:font-style="normal" fo:text-shadow="none" style:text-underline-style="none" style:letter-kerning="true" fo:background-color="transparent" style:font-name-asian="Noto Sans CJK SC" style:font-size-asian="32pt" style:font-style-asian="normal" style:font-name-complex="Mangal" style:font-size-complex="32pt" style:font-style-complex="normal" style:text-emphasize="none" style:font-relief="none" style:text-overline-style="none" style:text-overline-color="font-color"/>
    </style:style>
    <style:style style:name="T2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6cm" svg:height="1.072cm" svg:x="1cm" svg:y="0.628cm" presentation:class="title">
          <draw:text-box>
            <text:p text:style-name="P1"><text:span text:style-name="T1">vodle design choices: </text:span><text:span text:style-name="T2">data storage</text:span></text:p>
          </draw:text-box>
        </draw:frame>
        <draw:frame presentation:style-name="pr2" draw:layer="layout" svg:width="26cm" svg:height="12.5cm" svg:x="1cm" svg:y="2cm" presentation:class="outline">
          <draw:text-box>
            <text:p text:style-name="P2">Last update: 2022/10/20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2" draw:text-style-name="P4" draw:layer="layout" svg:width="12.4cm" svg:height="6.9cm" svg:x="13.8cm" svg:y="5.3cm">
          <text:p/>
          <draw:enhanced-geometry svg:viewBox="0 0 21600 21600" draw:path-stretchpoint-x="10800" draw:path-stretchpoint-y="10800" draw:text-areas="?f3 ?f4 ?f5 ?f6" draw:type="round-rectangle" draw:modifiers="2339.513951395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2" draw:id="id2" draw:layer="layout" svg:width="6cm" svg:height="2.499cm" svg:x="17.501cm" svg:y="1.001cm">
          <text:p text:style-name="P5"><text:span text:style-name="T3">remote, shared 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1" draw:id="id1" draw:layer="layout" svg:width="6cm" svg:height="2.5cm" svg:x="7.5cm" svg:y="1cm">
          <text:p text:style-name="P7"><text:span text:style-name="T3">remote, shared DB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6cm" svg:height="1.072cm" svg:x="1cm" svg:y="0.628cm" presentation:class="title">
          <draw:text-box>
            <text:p>target design</text:p>
          </draw:text-box>
        </draw:frame>
        <draw:connector draw:style-name="gr5" draw:text-style-name="P10" draw:layer="layout" draw:type="line" svg:x1="13.5cm" svg:y1="2.25cm" svg:x2="17.501cm" svg:y2="2.25cm" draw:start-shape="id1" draw:start-glue-point="1" draw:end-shape="id2" draw:end-glue-point="3" svg:d="M13500 2250h4001" svg:viewBox="0 0 4002 1">
          <text:p text:style-name="P9"><text:span text:style-name="T4">might be equal</text:span></text:p>
          <text:p text:style-name="P9"><text:span text:style-name="T5"/></text:p>
        </draw:connector>
        <draw:custom-shape draw:style-name="gr6" draw:text-style-name="P12" draw:layer="layout" svg:width="4.5cm" svg:height="1cm" svg:x="8.8cm" svg:y="2.3cm">
          <text:p text:style-name="P11"><text:span text:style-name="T6">key-value pairs, </text:span><text:span text:style-name="T7">encrypted</text:span><text:span text:style-name="T4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7" draw:id="id7" draw:layer="layout" svg:width="5.5cm" svg:height="2.999cm" svg:x="1cm" svg:y="5.501cm">
          <text:p text:style-name="P5"><text:span text:style-name="T3">local DB for </text:span><text:span text:style-name="T8">device- </text:span><text:span text:style-name="T8"><text:line-break/></text:span><text:span text:style-name="T8">specific</text:span><text:span text:style-name="T3"> user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3" draw:id="id3" draw:layer="layout" svg:width="4.999cm" svg:height="2.999cm" svg:x="7.501cm" svg:y="5.501cm">
          <text:p text:style-name="P5"><text:span text:style-name="T3">local DB for </text:span><text:span text:style-name="T3"><text:line-break/></text:span><text:span text:style-name="T8">roaming</text:span><text:span text:style-name="T3"> user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4" draw:id="id4" draw:layer="layout" svg:width="6cm" svg:height="2.999cm" svg:x="14.002cm" svg:y="5.501cm">
          <text:p text:style-name="P5"><text:span text:style-name="T3">local DB for </text:span><text:span text:style-name="T3"><text:line-break/></text:span><text:span text:style-name="T8">poll</text:span><text:span text:style-name="T3"> &amp; </text:span><text:span text:style-name="T8">this voter</text:span><text:span text:style-name="T3">’s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5" draw:id="id5" draw:layer="layout" svg:width="4.997cm" svg:height="2.999cm" svg:x="21.003cm" svg:y="5.501cm">
          <text:p text:style-name="P5"><text:span text:style-name="T3">local DB for </text:span><text:span text:style-name="T3"><text:line-break/></text:span><text:span text:style-name="T8">other voters</text:span><text:span text:style-name="T3">’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3" draw:layer="layout" draw:type="line" svg:x1="10cm" svg:y1="5.501cm" svg:x2="10.5cm" svg:y2="3.5cm" draw:start-shape="id3" draw:start-glue-point="0" draw:end-shape="id1" draw:end-glue-point="2" svg:d="M10000 5501l500-2001" svg:viewBox="0 0 501 2002">
          <text:p><text:span text:style-name="T9"/></text:p>
        </draw:connector>
        <draw:connector draw:style-name="gr11" draw:text-style-name="P14" draw:layer="layout" draw:type="line" svg:x1="17.002cm" svg:y1="5.501cm" svg:x2="20.501cm" svg:y2="3.5cm" draw:start-shape="id4" draw:start-glue-point="0" draw:end-shape="id2" draw:end-glue-point="2" svg:d="M17002 5501l3499-2001" svg:viewBox="0 0 3500 2002">
          <text:p text:style-name="P9"><text:span text:style-name="T9"/></text:p>
        </draw:connector>
        <draw:connector draw:style-name="gr12" draw:text-style-name="P15" draw:layer="layout" draw:type="line" svg:x1="23.501cm" svg:y1="5.501cm" svg:x2="20.501cm" svg:y2="3.5cm" draw:start-shape="id5" draw:start-glue-point="0" draw:end-shape="id2" draw:end-glue-point="2" svg:d="M23501 5501l-3000-2001" svg:viewBox="0 0 3001 2002">
          <text:p text:style-name="P1"><text:span text:style-name="T9"/></text:p>
        </draw:connector>
        <draw:frame draw:style-name="gr13" draw:text-style-name="P17" draw:layer="layout" svg:width="3.156cm" svg:height="0.869cm" svg:x="7.114cm" svg:y="4.046cm">
          <draw:text-box>
            <text:p text:style-name="P16"><text:span text:style-name="T9">2-way sync</text:span></text:p>
          </draw:text-box>
        </draw:frame>
        <draw:frame draw:style-name="gr14" draw:text-style-name="P4" draw:layer="layout" svg:width="6.916cm" svg:height="1.309cm" svg:x="10.743cm" svg:y="3.826cm">
          <draw:text-box>
            <text:p text:style-name="P9"><text:span text:style-name="T10">slow, interrupted synchronisation</text:span><text:span text:style-name="T10"><text:line-break/></text:span><text:span text:style-name="T10">asynchronous execution</text:span></text:p>
          </draw:text-box>
        </draw:frame>
        <draw:frame draw:style-name="gr13" draw:text-style-name="P17" draw:layer="layout" svg:width="3.156cm" svg:height="0.869cm" svg:x="18.214cm" svg:y="4.447cm">
          <draw:text-box>
            <text:p text:style-name="P16"><text:span text:style-name="T9">2-way sync</text:span></text:p>
          </draw:text-box>
        </draw:frame>
        <draw:frame draw:style-name="gr13" draw:text-style-name="P18" draw:layer="layout" svg:width="4.532cm" svg:height="0.869cm" svg:x="21.628cm" svg:y="3.747cm">
          <draw:text-box>
            <text:p text:style-name="P16"><text:span text:style-name="T9">1-way replication</text:span></text:p>
          </draw:text-box>
        </draw:frame>
        <draw:frame draw:style-name="gr15" draw:text-style-name="P20" draw:layer="layout" svg:width="3.427cm" svg:height="1.571cm" svg:x="23.392cm" svg:y="1.988cm">
          <draw:text-box>
            <text:p text:style-name="P19"><text:span text:style-name="T4">might differ</text:span></text:p>
            <text:p text:style-name="P19"><text:span text:style-name="T4">from poll</text:span></text:p>
            <text:p text:style-name="P19"><text:span text:style-name="T4">to poll</text:span></text:p>
          </draw:text-box>
        </draw:frame>
        <draw:custom-shape draw:style-name="gr16" draw:text-style-name="P21" xml:id="id6" draw:id="id6" draw:layer="layout" svg:width="7.5cm" svg:height="2cm" svg:x="5cm" svg:y="10cm">
          <text:p text:style-name="P5"><text:span text:style-name="T3">cache object for user data,</text:span><text:span text:style-name="T3"><text:line-break/></text:span><text:span text:style-name="T3">persisted</text:span></text:p>
          <draw:enhanced-geometry svg:viewBox="0 0 21600 21600" draw:path-stretchpoint-x="10800" draw:path-stretchpoint-y="10800" draw:text-areas="?f3 ?f4 ?f5 ?f6" draw:type="round-rectangle" draw:modifiers="5310.944527736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4.5cm" svg:height="1cm" svg:x="18.801cm" svg:y="2.301cm">
          <text:p text:style-name="P11"><text:span text:style-name="T6">key-value pairs, </text:span><text:span text:style-name="T7">encrypted</text:span><text:span text:style-name="T4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2" draw:layer="layout" svg:width="4.5cm" svg:height="1cm" svg:x="21.302cm" svg:y="7.302cm">
          <text:p text:style-name="P11"><text:span text:style-name="T6">key-value pairs, </text:span><text:span text:style-name="T7">encrypted</text:span><text:span text:style-name="T4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draw:layer="layout" svg:width="4.5cm" svg:height="1cm" svg:x="15.302cm" svg:y="7.302cm">
          <text:p text:style-name="P11"><text:span text:style-name="T6">key-value pairs, </text:span><text:span text:style-name="T7">encrypted</text:span><text:span text:style-name="T4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draw:layer="layout" svg:width="4.5cm" svg:height="1cm" svg:x="7.802cm" svg:y="7.302cm">
          <text:p text:style-name="P11"><text:span text:style-name="T6">key-value pairs, </text:span><text:span text:style-name="T7">encrypted</text:span><text:span text:style-name="T4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draw:layer="layout" svg:width="4.5cm" svg:height="1cm" svg:x="1.802cm" svg:y="7.302cm">
          <text:p text:style-name="P11"><text:span text:style-name="T6">key-value pairs, plain</text:span><text:span text:style-name="T4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draw:layer="layout" svg:width="4.5cm" svg:height="1cm" svg:x="7.803cm" svg:y="10.803cm">
          <text:p text:style-name="P11"><text:span text:style-name="T6">key-value pairs, </text:span><text:span text:style-name="T11">plain</text:span><text:span text:style-name="T4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1" xml:id="id8" draw:id="id8" draw:layer="layout" svg:width="8cm" svg:height="2cm" svg:x="14cm" svg:y="10.001cm">
          <text:p text:style-name="P5"><text:span text:style-name="T3">cache obj. for poll &amp; voter data, persisted</text:span></text:p>
          <draw:enhanced-geometry svg:viewBox="0 0 21600 21600" draw:path-stretchpoint-x="10800" draw:path-stretchpoint-y="10800" draw:text-areas="?f3 ?f4 ?f5 ?f6" draw:type="round-rectangle" draw:modifiers="4997.901049475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3" draw:layer="layout" svg:width="4.5cm" svg:height="1cm" svg:x="17.303cm" svg:y="10.804cm">
          <text:p text:style-name="P11"><text:span text:style-name="T6">key-value pairs, </text:span><text:span text:style-name="T11">plain</text:span><text:span text:style-name="T4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0" draw:layer="layout" svg:width="2.607cm" svg:height="0.691cm" draw:transform="rotate (1.5707963267949) translate (26.151cm 10.037cm)">
          <draw:text-box>
            <text:p text:style-name="P19"><text:span text:style-name="T4">one per poll</text:span></text:p>
          </draw:text-box>
        </draw:frame>
        <draw:connector draw:style-name="gr26" draw:text-style-name="P13" draw:layer="layout" draw:type="line" svg:x1="10cm" svg:y1="8.5cm" svg:x2="8.75cm" svg:y2="10cm" draw:start-shape="id3" draw:start-glue-point="2" draw:end-shape="id6" svg:d="M10000 8500l-1250 1500" svg:viewBox="0 0 1251 1501">
          <text:p/>
        </draw:connector>
        <draw:frame draw:style-name="gr13" draw:text-style-name="P17" draw:layer="layout" svg:width="3.157cm" svg:height="0.869cm" svg:x="6.313cm" svg:y="8.647cm">
          <draw:text-box>
            <text:p text:style-name="P16"><text:span text:style-name="T9">2-way sync</text:span></text:p>
          </draw:text-box>
        </draw:frame>
        <draw:connector draw:style-name="gr26" draw:text-style-name="P13" draw:layer="layout" draw:type="line" svg:x1="3.75cm" svg:y1="8.5cm" svg:x2="8.75cm" svg:y2="10cm" draw:start-shape="id7" draw:start-glue-point="2" draw:end-shape="id6" draw:end-glue-point="0" svg:d="M3750 8500l5000 1500" svg:viewBox="0 0 5001 1501">
          <text:p/>
        </draw:connector>
        <draw:connector draw:style-name="gr26" draw:text-style-name="P13" draw:layer="layout" draw:type="line" svg:x1="17.002cm" svg:y1="8.5cm" svg:x2="18cm" svg:y2="10.001cm" draw:start-shape="id4" draw:start-glue-point="2" draw:end-shape="id8" draw:end-glue-point="0" svg:d="M17002 8500l998 1501" svg:viewBox="0 0 999 1502">
          <text:p/>
        </draw:connector>
        <draw:connector draw:style-name="gr27" draw:text-style-name="P13" draw:layer="layout" draw:type="line" svg:x1="23.501cm" svg:y1="8.5cm" svg:x2="18cm" svg:y2="10.001cm" draw:start-shape="id5" draw:start-glue-point="2" draw:end-shape="id8" draw:end-glue-point="0" svg:d="M23501 8500l-5501 1501" svg:viewBox="0 0 5502 1502">
          <text:p/>
        </draw:connector>
        <draw:frame draw:style-name="gr13" draw:text-style-name="P18" draw:layer="layout" svg:width="4.532cm" svg:height="0.869cm" svg:x="21.228cm" svg:y="8.848cm">
          <draw:text-box>
            <text:p text:style-name="P16"><text:span text:style-name="T9">1-way replication</text:span></text:p>
          </draw:text-box>
        </draw:frame>
        <draw:frame draw:style-name="gr13" draw:text-style-name="P17" draw:layer="layout" svg:width="3.156cm" svg:height="0.869cm" svg:x="17.314cm" svg:y="8.548cm">
          <draw:text-box>
            <text:p text:style-name="P16"><text:span text:style-name="T9">2-way sync</text:span></text:p>
          </draw:text-box>
        </draw:frame>
        <draw:frame draw:style-name="gr14" draw:text-style-name="P4" draw:layer="layout" svg:width="6.759cm" svg:height="1.309cm" svg:x="10.119cm" svg:y="8.527cm">
          <draw:text-box>
            <text:p text:style-name="P9"><text:span text:style-name="T10">fast, continuous synchronisation</text:span><text:span text:style-name="T10"><text:line-break/></text:span><text:span text:style-name="T10">asynchronous execution</text:span></text:p>
          </draw:text-box>
        </draw:frame>
        <draw:custom-shape draw:style-name="gr28" draw:text-style-name="P24" xml:id="id9" draw:id="id9" draw:layer="layout" svg:width="12.9cm" svg:height="1.701cm" svg:x="7.5cm" svg:y="13.3cm">
          <text:p text:style-name="P5"><text:span text:style-name="T3">entity objects (poll, option, etc.),</text:span></text:p>
          <text:p text:style-name="P5"><text:span text:style-name="T3">not persisted</text:span></text:p>
          <draw:enhanced-geometry svg:viewBox="0 0 21600 21600" draw:path-stretchpoint-x="10800" draw:path-stretchpoint-y="10800" draw:text-areas="?f3 ?f4 ?f5 ?f6" draw:type="round-rectangle" draw:modifiers="5310.944527736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5" draw:layer="layout" svg:width="4.5cm" svg:height="1cm" svg:x="15.104cm" svg:y="13.804cm">
          <text:p text:style-name="P11"><text:span text:style-name="T4">(virtual) attribu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13" draw:layer="layout" draw:type="line" svg:x1="24.25cm" svg:y1="12.002cm" svg:x2="20.4cm" svg:y2="14.15cm" draw:end-shape="id9" draw:end-glue-point="1" svg:d="M24250 12002l-3850 2148" svg:viewBox="0 0 3851 2149">
          <text:p/>
        </draw:connector>
        <draw:connector draw:style-name="gr30" draw:text-style-name="P13" draw:layer="layout" draw:type="line" svg:x1="13.95cm" svg:y1="13.3cm" svg:x2="18cm" svg:y2="12.001cm" draw:start-shape="id9" draw:start-glue-point="0" draw:end-shape="id8" draw:end-glue-point="2" svg:d="M13950 13300l4050-1299" svg:viewBox="0 0 4051 1300">
          <text:p/>
        </draw:connector>
        <draw:connector draw:style-name="gr30" draw:text-style-name="P13" draw:layer="layout" draw:type="line" svg:x1="13.95cm" svg:y1="13.3cm" svg:x2="8.75cm" svg:y2="12cm" draw:start-shape="id9" draw:start-glue-point="0" draw:end-shape="id6" draw:end-glue-point="2" svg:d="M13950 13300l-5200-1300" svg:viewBox="0 0 5201 1301">
          <text:p/>
        </draw:connector>
        <draw:connector draw:style-name="gr30" draw:text-style-name="P13" draw:layer="layout" draw:type="line" svg:x1="7.5cm" svg:y1="14.15cm" svg:x2="2.751cm" svg:y2="12.003cm" draw:start-shape="id9" svg:d="M7500 14150l-4749-2147" svg:viewBox="0 0 4750 2148">
          <text:p/>
        </draw:connector>
        <draw:frame draw:style-name="gr14" draw:text-style-name="P4" draw:layer="layout" svg:width="6.551cm" svg:height="0.78cm" svg:x="4.436cm" svg:y="12.328cm">
          <draw:text-box>
            <text:p text:style-name="P9"><text:span text:style-name="T10">direct, synchronous access…</text:span></text:p>
          </draw:text-box>
        </draw:frame>
        <draw:frame draw:style-name="gr31" draw:text-style-name="P26" draw:layer="layout" svg:width="5.434cm" svg:height="1.309cm" svg:x="17.1cm" svg:y="12.328cm">
          <draw:text-box>
            <text:p><text:span text:style-name="T10">...via getters and setters</text:span></text:p>
          </draw:text-box>
        </draw:frame>
        <draw:custom-shape draw:style-name="gr32" draw:text-style-name="P28" draw:layer="layout" svg:width="3.5cm" svg:height="2cm" svg:x="1.002cm" svg:y="10.004cm">
          <text:p text:style-name="P27"><text:span text:style-name="T12">cache objects </text:span><text:span text:style-name="T12">for redundant </text:span><text:span text:style-name="T12">data, persisted</text:span></text:p>
          <draw:enhanced-geometry svg:viewBox="0 0 21600 21600" draw:path-stretchpoint-x="10800" draw:path-stretchpoint-y="10800" draw:text-areas="?f3 ?f4 ?f5 ?f6" draw:type="round-rectangle" draw:modifiers="5310.944527736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8" draw:layer="layout" svg:width="3.5cm" svg:height="2cm" svg:x="22.501cm" svg:y="10.003cm">
          <text:p text:style-name="P27"><text:span text:style-name="T12">cache objects </text:span><text:span text:style-name="T12">for redundant </text:span><text:span text:style-name="T12">data, persisted</text:span></text:p>
          <draw:enhanced-geometry svg:viewBox="0 0 21600 21600" draw:path-stretchpoint-x="10800" draw:path-stretchpoint-y="10800" draw:text-areas="?f3 ?f4 ?f5 ?f6" draw:type="round-rectangle" draw:modifiers="5310.944527736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2" draw:text-style-name="P4" draw:layer="layout" svg:width="12.4cm" svg:height="6.9cm" svg:x="13.8cm" svg:y="5.3cm">
          <text:p/>
          <draw:enhanced-geometry svg:viewBox="0 0 21600 21600" draw:path-stretchpoint-x="10800" draw:path-stretchpoint-y="10800" draw:text-areas="?f3 ?f4 ?f5 ?f6" draw:type="round-rectangle" draw:modifiers="2339.513951395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6" xml:id="id11" draw:id="id11" draw:layer="layout" svg:width="6cm" svg:height="2.499cm" svg:x="17.501cm" svg:y="1.001cm">
          <text:p text:style-name="P5"><text:span text:style-name="T3">remote, shared 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" xml:id="id10" draw:id="id10" draw:layer="layout" svg:width="6cm" svg:height="2.5cm" svg:x="7.5cm" svg:y="1cm">
          <text:p text:style-name="P7"><text:span text:style-name="T3">remote, shared DB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6cm" svg:height="1.072cm" svg:x="1cm" svg:y="0.628cm" presentation:class="title">
          <draw:text-box>
            <text:p>current design</text:p>
          </draw:text-box>
        </draw:frame>
        <draw:connector draw:style-name="gr5" draw:text-style-name="P10" draw:layer="layout" draw:type="line" svg:x1="13.5cm" svg:y1="2.25cm" svg:x2="17.501cm" svg:y2="2.25cm" draw:start-shape="id10" draw:start-glue-point="1" draw:end-shape="id11" draw:end-glue-point="3" svg:d="M13500 2250h4001" svg:viewBox="0 0 4002 1">
          <text:p text:style-name="P9"><text:span text:style-name="T4">might be equal</text:span></text:p>
          <text:p text:style-name="P9"><text:span text:style-name="T5"/></text:p>
        </draw:connector>
        <draw:custom-shape draw:style-name="gr36" draw:text-style-name="P12" draw:layer="layout" svg:width="4.5cm" svg:height="1cm" svg:x="8.8cm" svg:y="2.3cm">
          <text:p text:style-name="P11"><text:span text:style-name="T6">key-value pairs, </text:span><text:span text:style-name="T7">encrypted</text:span><text:span text:style-name="T4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5" xml:id="id15" draw:id="id15" draw:layer="layout" svg:width="5.5cm" svg:height="2.999cm" svg:x="1cm" svg:y="5.501cm">
          <text:p text:style-name="P5"><text:span text:style-name="T3">local DB </text:span><text:span text:style-name="T3">for </text:span><text:span text:style-name="T8">device- </text:span><text:span text:style-name="T8"><text:line-break/></text:span><text:span text:style-name="T8">specific</text:span><text:span text:style-name="T3"> </text:span><text:span text:style-name="T3">user </text:span><text:span text:style-name="T3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" xml:id="id12" draw:id="id12" draw:layer="layout" svg:width="4.999cm" svg:height="2.999cm" svg:x="7.501cm" svg:y="5.501cm">
          <text:p text:style-name="P5"><text:span text:style-name="T3">local DB for </text:span><text:span text:style-name="T3"><text:line-break/></text:span><text:span text:style-name="T8">roaming</text:span><text:span text:style-name="T3"> </text:span><text:span text:style-name="T3">user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xml:id="id13" draw:id="id13" draw:layer="layout" svg:width="11.998cm" svg:height="2.999cm" svg:x="14.002cm" svg:y="5.501cm">
          <text:p text:style-name="P5"><text:span text:style-name="T3">local DB for </text:span><text:span text:style-name="T3"><text:line-break/></text:span><text:span text:style-name="T8">poll</text:span><text:span text:style-name="T3"> &amp; </text:span><text:span text:style-name="T8">all voters</text:span><text:span text:style-name="T3">’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3" draw:layer="layout" draw:type="line" svg:x1="10cm" svg:y1="5.501cm" svg:x2="10.5cm" svg:y2="3.5cm" draw:start-shape="id12" draw:start-glue-point="0" draw:end-shape="id10" draw:end-glue-point="2" svg:d="M10000 5501l500-2001" svg:viewBox="0 0 501 2002">
          <text:p/>
        </draw:connector>
        <draw:connector draw:style-name="gr11" draw:text-style-name="P14" draw:layer="layout" draw:type="line" svg:x1="20.001cm" svg:y1="5.501cm" svg:x2="20.501cm" svg:y2="3.5cm" draw:start-shape="id13" draw:start-glue-point="0" draw:end-shape="id11" draw:end-glue-point="2" svg:d="M20001 5501l500-2001" svg:viewBox="0 0 501 2002">
          <text:p/>
        </draw:connector>
        <draw:frame draw:style-name="gr13" draw:text-style-name="P17" draw:layer="layout" svg:width="3.156cm" svg:height="0.869cm" svg:x="7.114cm" svg:y="4.046cm">
          <draw:text-box>
            <text:p text:style-name="P16"><text:span text:style-name="T9">2-way sync</text:span></text:p>
          </draw:text-box>
        </draw:frame>
        <draw:frame draw:style-name="gr14" draw:text-style-name="P4" draw:layer="layout" svg:width="6.916cm" svg:height="1.309cm" svg:x="10.743cm" svg:y="3.826cm">
          <draw:text-box>
            <text:p text:style-name="P9"><text:span text:style-name="T13">slow</text:span><text:span text:style-name="T10">, interrupted synchronisation</text:span><text:span text:style-name="T10"><text:line-break/></text:span><text:span text:style-name="T13">asynchronous</text:span><text:span text:style-name="T10"> execution</text:span></text:p>
          </draw:text-box>
        </draw:frame>
        <draw:frame draw:style-name="gr13" draw:text-style-name="P17" draw:layer="layout" svg:width="3.156cm" svg:height="0.869cm" svg:x="20.114cm" svg:y="4.047cm">
          <draw:text-box>
            <text:p text:style-name="P16"><text:span text:style-name="T9">2-way sync</text:span></text:p>
          </draw:text-box>
        </draw:frame>
        <draw:frame draw:style-name="gr15" draw:text-style-name="P20" draw:layer="layout" svg:width="3.427cm" svg:height="1.571cm" svg:x="23.392cm" svg:y="1.988cm">
          <draw:text-box>
            <text:p text:style-name="P19"><text:span text:style-name="T4">might differ</text:span></text:p>
            <text:p text:style-name="P19"><text:span text:style-name="T4">from poll</text:span></text:p>
            <text:p text:style-name="P19"><text:span text:style-name="T4">to poll</text:span></text:p>
          </draw:text-box>
        </draw:frame>
        <draw:custom-shape draw:style-name="gr40" draw:text-style-name="P21" xml:id="id14" draw:id="id14" draw:layer="layout" svg:width="7.5cm" svg:height="2cm" svg:x="5cm" svg:y="10cm">
          <text:p text:style-name="P5"><text:span text:style-name="T3">cache </text:span><text:span text:style-name="T3">object for </text:span><text:span text:style-name="T3">user data,</text:span><text:span text:style-name="T3"><text:line-break/></text:span><text:span text:style-name="T3">persisted</text:span></text:p>
          <draw:enhanced-geometry svg:viewBox="0 0 21600 21600" draw:path-stretchpoint-x="10800" draw:path-stretchpoint-y="10800" draw:text-areas="?f3 ?f4 ?f5 ?f6" draw:type="round-rectangle" draw:modifiers="5310.944527736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2" draw:layer="layout" svg:width="4.5cm" svg:height="1cm" svg:x="18.801cm" svg:y="2.301cm">
          <text:p text:style-name="P11"><text:span text:style-name="T6">key-value pairs, </text:span><text:span text:style-name="T7">encrypted</text:span><text:span text:style-name="T4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2" draw:layer="layout" svg:width="4.5cm" svg:height="1cm" svg:x="21.302cm" svg:y="7.302cm">
          <text:p text:style-name="P11"><text:span text:style-name="T6">key-value pairs, </text:span><text:span text:style-name="T7">encrypted</text:span><text:span text:style-name="T4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4.5cm" svg:height="1cm" svg:x="7.802cm" svg:y="7.302cm">
          <text:p text:style-name="P11"><text:span text:style-name="T6">key-value pairs, </text:span><text:span text:style-name="T7">encrypted</text:span><text:span text:style-name="T4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draw:layer="layout" svg:width="4.5cm" svg:height="1cm" svg:x="1.802cm" svg:y="7.302cm">
          <text:p text:style-name="P11"><text:span text:style-name="T6">key-value pairs, </text:span><text:span text:style-name="T6">plain</text:span><text:span text:style-name="T4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3" draw:layer="layout" svg:width="4.5cm" svg:height="1cm" svg:x="7.803cm" svg:y="10.803cm">
          <text:p text:style-name="P11"><text:span text:style-name="T6">key-value pairs, </text:span><text:span text:style-name="T11">plain</text:span><text:span text:style-name="T4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1" xml:id="id16" draw:id="id16" draw:layer="layout" svg:width="8cm" svg:height="2cm" svg:x="14cm" svg:y="10.001cm">
          <text:p text:style-name="P5"><text:span text:style-name="T3">cache obj. </text:span><text:span text:style-name="T3">for poll &amp; </text:span><text:span text:style-name="T3">voter data, </text:span><text:span text:style-name="T3">persisted</text:span></text:p>
          <draw:enhanced-geometry svg:viewBox="0 0 21600 21600" draw:path-stretchpoint-x="10800" draw:path-stretchpoint-y="10800" draw:text-areas="?f3 ?f4 ?f5 ?f6" draw:type="round-rectangle" draw:modifiers="4997.901049475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3" draw:layer="layout" svg:width="4.5cm" svg:height="1cm" svg:x="17.303cm" svg:y="10.804cm">
          <text:p text:style-name="P11"><text:span text:style-name="T6">key-value pairs, </text:span><text:span text:style-name="T11">plain</text:span><text:span text:style-name="T4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0" draw:layer="layout" svg:width="2.607cm" svg:height="0.691cm" draw:transform="rotate (1.5707963267949) translate (26.151cm 10.037cm)">
          <draw:text-box>
            <text:p text:style-name="P19"><text:span text:style-name="T4">one per poll</text:span></text:p>
          </draw:text-box>
        </draw:frame>
        <draw:connector draw:style-name="gr26" draw:text-style-name="P13" draw:layer="layout" draw:type="line" svg:x1="10cm" svg:y1="8.5cm" svg:x2="8.75cm" svg:y2="10cm" draw:start-shape="id12" draw:start-glue-point="2" draw:end-shape="id14" svg:d="M10000 8500l-1250 1500" svg:viewBox="0 0 1251 1501">
          <text:p/>
        </draw:connector>
        <draw:frame draw:style-name="gr13" draw:text-style-name="P17" draw:layer="layout" svg:width="3.157cm" svg:height="0.869cm" svg:x="6.313cm" svg:y="8.647cm">
          <draw:text-box>
            <text:p text:style-name="P16"><text:span text:style-name="T9">2-way sync</text:span></text:p>
          </draw:text-box>
        </draw:frame>
        <draw:connector draw:style-name="gr26" draw:text-style-name="P13" draw:layer="layout" draw:type="line" svg:x1="3.75cm" svg:y1="8.5cm" svg:x2="8.75cm" svg:y2="10cm" draw:start-shape="id15" draw:start-glue-point="2" draw:end-shape="id14" draw:end-glue-point="0" svg:d="M3750 8500l5000 1500" svg:viewBox="0 0 5001 1501">
          <text:p/>
        </draw:connector>
        <draw:connector draw:style-name="gr26" draw:text-style-name="P13" draw:layer="layout" draw:type="line" svg:x1="20.001cm" svg:y1="8.5cm" svg:x2="18cm" svg:y2="10.001cm" draw:start-shape="id13" draw:start-glue-point="2" draw:end-shape="id16" draw:end-glue-point="0" svg:d="M20001 8500l-2001 1501" svg:viewBox="0 0 2002 1502">
          <text:p/>
        </draw:connector>
        <draw:frame draw:style-name="gr13" draw:text-style-name="P17" draw:layer="layout" svg:width="3.156cm" svg:height="0.869cm" svg:x="19.014cm" svg:y="8.848cm">
          <draw:text-box>
            <text:p text:style-name="P16"><text:span text:style-name="T9">2-way sync</text:span></text:p>
          </draw:text-box>
        </draw:frame>
        <draw:frame draw:style-name="gr14" draw:text-style-name="P4" draw:layer="layout" svg:width="6.759cm" svg:height="1.309cm" svg:x="10.119cm" svg:y="8.527cm">
          <draw:text-box>
            <text:p text:style-name="P9"><text:span text:style-name="T10">fast, continuous synchronisation</text:span><text:span text:style-name="T10"><text:line-break/></text:span><text:span text:style-name="T10">asynchronous execution</text:span></text:p>
          </draw:text-box>
        </draw:frame>
        <draw:custom-shape draw:style-name="gr48" draw:text-style-name="P24" xml:id="id18" draw:id="id18" draw:layer="layout" svg:width="12.9cm" svg:height="1.701cm" svg:x="7.5cm" svg:y="13.3cm">
          <text:p text:style-name="P5"><text:span text:style-name="T3">entity objects (poll, option, </text:span><text:span text:style-name="T3">etc.),</text:span></text:p>
          <text:p text:style-name="P5"><text:span text:style-name="T3">not persisted</text:span></text:p>
          <draw:enhanced-geometry svg:viewBox="0 0 21600 21600" draw:path-stretchpoint-x="10800" draw:path-stretchpoint-y="10800" draw:text-areas="?f3 ?f4 ?f5 ?f6" draw:type="round-rectangle" draw:modifiers="5310.944527736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5" draw:layer="layout" svg:width="4.5cm" svg:height="1cm" svg:x="15.104cm" svg:y="13.804cm">
          <text:p text:style-name="P11"><text:span text:style-name="T4">(virtual) </text:span><text:span text:style-name="T4">attribu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8" xml:id="id17" draw:id="id17" draw:layer="layout" svg:width="3.5cm" svg:height="2cm" svg:x="22.5cm" svg:y="10.002cm">
          <text:p text:style-name="P27"><text:span text:style-name="T12">cache objects for redundant data, persisted</text:span></text:p>
          <draw:enhanced-geometry svg:viewBox="0 0 21600 21600" draw:path-stretchpoint-x="10800" draw:path-stretchpoint-y="10800" draw:text-areas="?f3 ?f4 ?f5 ?f6" draw:type="round-rectangle" draw:modifiers="5310.944527736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8" xml:id="id19" draw:id="id19" draw:layer="layout" svg:width="3.5cm" svg:height="2cm" svg:x="1.001cm" svg:y="10.003cm">
          <text:p text:style-name="P27"><text:span text:style-name="T12">cache objects for </text:span><text:span text:style-name="T12">redundant data, persisted</text:span></text:p>
          <draw:enhanced-geometry svg:viewBox="0 0 21600 21600" draw:path-stretchpoint-x="10800" draw:path-stretchpoint-y="10800" draw:text-areas="?f3 ?f4 ?f5 ?f6" draw:type="round-rectangle" draw:modifiers="5310.944527736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3" draw:layer="layout" draw:type="line" svg:x1="24.25cm" svg:y1="12.002cm" svg:x2="20.4cm" svg:y2="14.15cm" draw:start-shape="id17" draw:start-glue-point="2" draw:end-shape="id18" draw:end-glue-point="1" svg:d="M24250 12002l-3850 2148" svg:viewBox="0 0 3851 2149">
          <text:p/>
        </draw:connector>
        <draw:connector draw:style-name="gr30" draw:text-style-name="P13" draw:layer="layout" draw:type="line" svg:x1="13.95cm" svg:y1="13.3cm" svg:x2="18cm" svg:y2="12.001cm" draw:start-shape="id18" draw:start-glue-point="0" draw:end-shape="id16" draw:end-glue-point="2" svg:d="M13950 13300l4050-1299" svg:viewBox="0 0 4051 1300">
          <text:p/>
        </draw:connector>
        <draw:connector draw:style-name="gr30" draw:text-style-name="P13" draw:layer="layout" draw:type="line" svg:x1="13.95cm" svg:y1="13.3cm" svg:x2="8.75cm" svg:y2="12cm" draw:start-shape="id18" draw:start-glue-point="0" draw:end-shape="id14" draw:end-glue-point="2" svg:d="M13950 13300l-5200-1300" svg:viewBox="0 0 5201 1301">
          <text:p/>
        </draw:connector>
        <draw:connector draw:style-name="gr30" draw:text-style-name="P13" draw:layer="layout" draw:type="line" svg:x1="7.5cm" svg:y1="14.15cm" svg:x2="2.751cm" svg:y2="12.003cm" draw:start-shape="id18" draw:end-shape="id19" draw:end-glue-point="2" svg:d="M7500 14150l-4749-2147" svg:viewBox="0 0 4750 2148">
          <text:p/>
        </draw:connector>
        <draw:frame draw:style-name="gr14" draw:text-style-name="P4" draw:layer="layout" svg:width="6.551cm" svg:height="0.78cm" svg:x="4.436cm" svg:y="12.328cm">
          <draw:text-box>
            <text:p text:style-name="P9"><text:span text:style-name="T10">direct, </text:span><text:span text:style-name="T13">synchronous</text:span><text:span text:style-name="T10"> access…</text:span></text:p>
          </draw:text-box>
        </draw:frame>
        <draw:frame draw:style-name="gr31" draw:text-style-name="P26" draw:layer="layout" svg:width="5.434cm" svg:height="1.309cm" svg:x="17.1cm" svg:y="12.328cm">
          <draw:text-box>
            <text:p><text:span text:style-name="T10">...via getters and setters</text:span></text:p>
          </draw:text-box>
        </draw:frame>
        <draw:custom-shape draw:style-name="gr52" draw:text-style-name="P28" draw:layer="layout" svg:width="3.5cm" svg:height="2cm" svg:x="1.002cm" svg:y="10.004cm">
          <text:p text:style-name="P27"><text:span text:style-name="T12">cache objects </text:span><text:span text:style-name="T12">for redundant </text:span><text:span text:style-name="T12">data, persisted</text:span></text:p>
          <draw:enhanced-geometry svg:viewBox="0 0 21600 21600" draw:path-stretchpoint-x="10800" draw:path-stretchpoint-y="10800" draw:text-areas="?f3 ?f4 ?f5 ?f6" draw:type="round-rectangle" draw:modifiers="5310.944527736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6cm" svg:height="1.072cm" svg:x="1cm" svg:y="0.628cm" presentation:class="title">
          <draw:text-box>
            <text:p>rationale: <text:span text:style-name="T14">remote DBs, CouchDB, encryption</text:span></text:p>
          </draw:text-box>
        </draw:frame>
        <draw:frame presentation:style-name="pr6" draw:layer="layout" svg:width="26cm" svg:height="12.5cm" svg:x="1cm" svg:y="2cm" presentation:class="outline">
          <draw:text-box>
            <text:list text:style-name="L2">
              <text:list-item>
                <text:p><text:span text:style-name="T14">needs</text:span>: data exchange between voters, roaming<text:line-break/><text:span text:style-name="T14">solution</text:span>: remote, shared DB(s)</text:p>
              </text:list-item>
              <text:list-item>
                <text:p><text:span text:style-name="T14">requirement</text:span>: user does not need to install anything<text:line-break/><text:span text:style-name="T14">solution</text:span>: provide default remote DB, provide browser version of app</text:p>
              </text:list-item>
              <text:list-item>
                <text:p><text:span text:style-name="T14">potential need</text:span>: physical group/poll-specific data protection<text:line-break/><text:span text:style-name="T14">solution</text:span>: potentially different remote DBs for different groups/polls<text:line-break/>→ need: store DB URLs locally</text:p>
              </text:list-item>
              <text:list-item>
                <text:p><text:span text:style-name="T15">need</text:span><text:span text:style-name="T16">: low installation threshold for group admins</text:span><text:span text:style-name="T16"><text:line-break/></text:span><text:span text:style-name="T15">solution</text:span><text:span text:style-name="T16">: use simple, standard database software (CouchDB)</text:span></text:p>
              </text:list-item>
              <text:list-item>
                <text:p><text:span text:style-name="T15">needs</text:span><text:span text:style-name="T16">: hide data from DB admins, avoid necessity of central access control</text:span><text:span text:style-name="T16"><text:line-break/></text:span><text:span text:style-name="T15">solution</text:span><text:span text:style-name="T16">: </text:span>only encrypted data stored in remote DB, only authorized users are given the ke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layer="layout" svg:width="26cm" svg:height="1.072cm" svg:x="1cm" svg:y="0.628cm" presentation:class="title" presentation:user-transformed="true">
          <draw:text-box>
            <text:p>rationale: <text:span text:style-name="T14">local DB copies, asynchronous data synchronisation</text:span></text:p>
          </draw:text-box>
        </draw:frame>
        <draw:frame presentation:style-name="pr6" draw:layer="layout" svg:width="26cm" svg:height="12.5cm" svg:x="1cm" svg:y="2cm" presentation:class="outline">
          <draw:text-box>
            <text:list text:style-name="L2">
              <text:list-item>
                <text:p><text:span text:style-name="T14">need</text:span>: transparency<text:line-break/><text:span text:style-name="T14">solution</text:span>: open-source code</text:p>
              </text:list-item>
              <text:list-item>
                <text:p><text:span text:style-name="T14">need</text:span>: verifiability of results<text:line-break/><text:span text:style-name="T14">solution</text:span>: local tallying of polls</text:p>
              </text:list-item>
              <text:list-item>
                <text:p><text:span text:style-name="T14">needs</text:span>: scalability, keep load on central servers low<text:line-break/><text:span text:style-name="T14">solution</text:span>: local execution of all app logics also in browser version<text:line-break/>→ Ionic Framework, JS code running in browser, web server only serves code &amp; static files<text:line-break/>→ data needed locally during execution</text:p>
              </text:list-item>
              <text:list-item>
                <text:p><text:span text:style-name="T14">needs</text:span>: performance, keep network load low<text:line-break/><text:span text:style-name="T14">solution</text:span>: keep local copies of remote data</text:p>
              </text:list-item>
              <text:list-item>
                <text:p><text:span text:style-name="T14">need</text:span>: efficient data synchronization<text:line-break/><text:span text:style-name="T14">solution</text:span>: synchronisation via standard software component (PouchDB)<text:line-break/>→ side effects: local data has same structure (key-value pairs, encrypted), <text:line-break/>only asynchronous access to local data</text:p>
              </text:list-item>
            </text:list>
            <text:list text:style-name="L4">
              <text:list-item>
                <text:p text:style-name="P29"><text:span text:style-name="T15">need</text:span><text:span text:style-name="T16">: </text:span>keep user experience fluid<text:line-break/><text:span text:style-name="T14">solution</text:span>: asynchronous (background) data synchronisation<text:line-break/>→ risk: temporary inconsistencies, delayed responses in GU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6cm" svg:height="1.072cm" svg:x="1cm" svg:y="0.628cm" presentation:class="title" presentation:user-transformed="true">
          <draw:text-box>
            <text:p><text:span text:style-name="T17">rationale: </text:span><text:span text:style-name="T18">separate poll data/own voter data from other voters’ data</text:span></text:p>
          </draw:text-box>
        </draw:frame>
        <draw:frame presentation:style-name="pr6" draw:layer="layout" svg:width="26cm" svg:height="12.5cm" svg:x="1cm" svg:y="2cm" presentation:class="outline">
          <draw:text-box>
            <text:list text:style-name="L2">
              <text:list-item>
                <text:p><text:span text:style-name="T14">need</text:span>: only sync potentially large amounts of other voters’ data when necessary (e.g. at poll end or to show live results)<text:line-break/><text:span text:style-name="T14">solution</text:span>: separate the optional (1-way) replication of these from the permanent (2-way) syncing of other poll data<text:line-break/>→ need to have two separate local DBs per poll</text:p>
                <text:p>→ side effect: less traffic since other voters’ data replication can be kept 1-way then.</text:p>
                <text:p/>
              </text:list-item>
              <text:list-item>
                <text:p><text:span text:style-name="T19">THIS IS NOT YET IMPLEMENTED!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6cm" svg:height="1.072cm" svg:x="1cm" svg:y="0.628cm" presentation:class="title">
          <draw:text-box>
            <text:p>rationale: <text:span text:style-name="T14">additional copies in persisted cache objects</text:span></text:p>
          </draw:text-box>
        </draw:frame>
        <draw:frame presentation:style-name="pr6" draw:layer="layout" svg:width="26cm" svg:height="12.5cm" svg:x="1cm" svg:y="2cm" presentation:class="outline" presentation:user-transformed="true">
          <draw:text-box>
            <text:list text:style-name="L4">
              <text:list-item>
                <text:p text:style-name="P29"><text:span text:style-name="T15">needs</text:span><text:span text:style-name="T20">: fast &amp; synchronous data access for JS methods, without encryption overhead, to keep code fast, legible, and simple</text:span><text:span text:style-name="T20"><text:line-break/></text:span><text:span text:style-name="T15">solution</text:span><text:span text:style-name="T16">: keep additional, unencrypted data copies in caches implemented as simple JS objects, synchronized asynchronously, triggered by PouchDB download activity</text:span></text:p>
                <text:p text:style-name="P29">→ risk: inconsistencies between cache and PouchDB when their synchronization gets killed by a suspension of the app?</text:p>
              </text:list-item>
              <text:list-item>
                <text:p text:style-name="P29"><text:span text:style-name="T14">need</text:span>: make app resume fast in new session<text:line-break/><text:span text:style-name="T14">solution</text:span>: persist cache objects in Ionic local storage between sessions</text:p>
              </text:list-item>
            </text:list>
            <text:list text:style-name="L2">
              <text:list-header>
                <text:p>→ side-effect: privacy issues when device is shared<text:line-break/>solution: provide “logout” option that deletes all local data</text:p>
              </text:list-header>
            </text:list>
            <text:list text:style-name="L4">
              <text:list-item>
                <text:p text:style-name="P29"><text:span text:style-name="T14">need</text:span><text:span text:style-name="T21">: avoid repeated costly calculations in tallying and delegation graph operations</text:span><text:span text:style-name="T21"><text:line-break/></text:span><text:span text:style-name="T14">solution</text:span><text:span text:style-name="T21">: also cache and persist redundant data not stored in DBs that can be reconstructed from DB dat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5" draw:layer="layout" svg:width="26cm" svg:height="1.072cm" svg:x="1cm" svg:y="0.628cm" presentation:class="title" presentation:user-transformed="true">
          <draw:text-box>
            <text:p>rationale: <text:span text:style-name="T14">most </text:span><text:span text:style-name="T14">data access via </text:span><text:span text:style-name="T14">entities’ </text:span><text:span text:style-name="T14">getter/setter </text:span><text:span text:style-name="T14">methods</text:span></text:p>
          </draw:text-box>
        </draw:frame>
        <draw:frame presentation:style-name="pr6" draw:layer="layout" svg:width="26cm" svg:height="12.5cm" svg:x="1cm" svg:y="2cm" presentation:class="outline">
          <draw:text-box>
            <text:list text:style-name="L2">
              <text:list-item>
                <text:p><text:span text:style-name="T14">needs</text:span>: use simple object-oriented syntax (that treats data items mostly as attributes of entities) as widely in code as possible, but without introducing even more redundant data storage<text:line-break/><text:span text:style-name="T14">solution</text:span>: access cached data items indirectly via entity properties (“virtual attributes”) implemented as getter/setter methods that query/update a corresponding cache ite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Quicksand" svg:font-family="Quicksand" style:font-pitch="variable"/>
    <style:font-face style:name="Quicksand1" svg:font-family="Quicksand" style:font-adornments="Regular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_28_Rounded_29_" draw:display-name="Dash (Rounded)" draw:style="round" draw:dots1="1" draw:dots1-length="201%" draw:distance="199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Quicksand1" fo:font-family="Quicksand" style:font-style-name="Regular" style:font-pitch="variable" fo:font-size="1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14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12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1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10pt" style:font-size-asian="10pt" style:font-size-complex="10pt"/>
    </style:style>
    <style:style style:name="Default-outline6" style:family="presentation" style:parent-style-name="Default-outline5">
      <style:paragraph-properties fo:margin-top="0.1cm" fo:margin-bottom="0cm"/>
      <style:text-properties fo:font-size="10pt" style:font-size-asian="10pt" style:font-size-complex="10pt"/>
    </style:style>
    <style:style style:name="Default-outline7" style:family="presentation" style:parent-style-name="Default-outline6">
      <style:paragraph-properties fo:margin-top="0.1cm" fo:margin-bottom="0cm"/>
      <style:text-properties fo:font-size="10pt" style:font-size-asian="10pt" style:font-size-complex="1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Quicksand1" fo:font-family="Quicksand" style:font-style-name="Regular" style:font-pitch="variable" fo:font-size="1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Quicksand1" fo:font-family="Quicksand" style:font-style-name="Regular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outline1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style:font-name="Quicksand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6cm" svg:height="1.072cm" svg:x="1cm" svg:y="0.628cm" presentation:class="title" presentation:placeholder="true">
        <draw:text-box/>
      </draw:frame>
      <draw:frame presentation:style-name="Mpr1" draw:layer="backgroundobjects" svg:width="26cm" svg:height="12.5cm" svg:x="1cm" svg:y="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6.924cm" svg:height="0.633cm" svg:x="20.076cm" svg:y="14.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bst Heitzig</meta:initial-creator>
    <meta:creation-date>2022-10-20T14:06:15.236723405</meta:creation-date>
    <dc:date>2022-10-20T17:05:30.813072364</dc:date>
    <dc:creator>Jobst Heitzig</dc:creator>
    <meta:editing-duration>PT1H18M10S</meta:editing-duration>
    <meta:editing-cycles>9</meta:editing-cycles>
    <meta:generator>LibreOffice/7.4.1.2$Linux_X86_64 LibreOffice_project/40$Build-2</meta:generator>
    <meta:document-statistic meta:object-count="134"/>
  </office:meta>
</office:document-meta>
</file>